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0F0000026BD2FFE811.png" manifest:media-type="image/png"/>
  <manifest:file-entry manifest:full-path="Pictures/100000000000074C0000035E13367DB8.png" manifest:media-type="image/png"/>
  <manifest:file-entry manifest:full-path="Pictures/10000000000007570000034D83A63BB3.png" manifest:media-type="image/png"/>
  <manifest:file-entry manifest:full-path="Pictures/100000000000075B0000037138875FF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25cc" officeooo:paragraph-rsid="001825cc"/>
    </style:style>
    <style:style style:name="P2" style:family="paragraph" style:parent-style-name="Standard">
      <style:text-properties officeooo:rsid="0018eb40" officeooo:paragraph-rsid="0018eb40"/>
    </style:style>
    <style:style style:name="P3" style:family="paragraph" style:parent-style-name="Standard">
      <style:text-properties officeooo:rsid="00198e68" officeooo:paragraph-rsid="00198e68"/>
    </style:style>
    <style:style style:name="T1" style:family="text">
      <style:text-properties officeooo:rsid="0017b2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Relatório 10 LIEC</text:span></text:p>
      <text:p text:style-name="Standard"/>
      <text:p text:style-name="P1"><draw:frame draw:style-name="fr1" draw:name="Image1" text:anchor-type="char" svg:x="0.235cm" svg:y="0.589cm" svg:width="17cm" svg:height="6.424cm" draw:z-index="0"><draw:image xlink:href="Pictures/100000000000070F0000026BD2FFE811.png" xlink:type="simple" xlink:show="embed" xlink:actuate="onLoad" draw:mime-type="image/png"/></draw:frame>1- </text:p>
      <text:p text:style-name="P1"/>
      <text:p text:style-name="P1"/>
      <text:p text:style-name="P1">2- </text:p>
      <text:p text:style-name="P1"/>
      <text:p text:style-name="P1"><draw:frame draw:style-name="fr2" draw:name="Image2" text:anchor-type="char" svg:width="17cm" svg:height="7.844cm" draw:z-index="1"><draw:image xlink:href="Pictures/100000000000074C0000035E13367DB8.png" xlink:type="simple" xlink:show="embed" xlink:actuate="onLoad" draw:mime-type="image/png"/></draw:frame><text:s/></text:p>
      <text:p text:style-name="P2">3 -<draw:frame draw:style-name="fr1" draw:name="Image3" text:anchor-type="char" svg:x="0.076cm" svg:y="0.737cm" svg:width="17cm" svg:height="7.645cm" draw:z-index="2"><draw:image xlink:href="Pictures/10000000000007570000034D83A63BB3.png" xlink:type="simple" xlink:show="embed" xlink:actuate="onLoad" draw:mime-type="image/png"/></draw:frame></text:p>
      <text:p text:style-name="P3"><text:soft-page-break/>4 - <draw:frame draw:style-name="fr1" draw:name="Image4" text:anchor-type="char" svg:x="0.044cm" svg:y="0.91cm" svg:width="17cm" svg:height="7.953cm" draw:z-index="3"><draw:image xlink:href="Pictures/100000000000075B0000037138875F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7T16:00:36.518000000</meta:creation-date>
    <meta:generator>LibreOffice/24.8.7.2$Windows_X86_64 LibreOffice_project/e07d0a63a46349d29051da79b1fde8160bab2a89</meta:generator>
    <dc:date>2025-06-27T22:20:47.693000000</dc:date>
    <meta:editing-duration>PT1H28M10S</meta:editing-duration>
    <meta:editing-cycles>1</meta:editing-cycles>
    <meta:document-statistic meta:table-count="0" meta:image-count="4" meta:object-count="0" meta:page-count="2" meta:paragraph-count="6" meta:word-count="9" meta:character-count="36" meta:non-whitespace-character-count="23"/>
  </office:meta>
</office:document-meta>
</file>